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lgerian" svg:font-family="Algerian" style:font-family-generic="decorative"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53b0" officeooo:paragraph-rsid="000753b0"/>
    </style:style>
    <style:style style:name="P2" style:family="paragraph" style:parent-style-name="Standard">
      <style:text-properties officeooo:rsid="000b9c1f" officeooo:paragraph-rsid="000753b0"/>
    </style:style>
    <style:style style:name="P3" style:family="paragraph" style:parent-style-name="Standard">
      <style:text-properties officeooo:rsid="00066267" officeooo:paragraph-rsid="00066267"/>
    </style:style>
    <style:style style:name="P4" style:family="paragraph" style:parent-style-name="Standard">
      <style:text-properties style:text-underline-style="none" officeooo:rsid="0000c92e" officeooo:paragraph-rsid="000baa0a"/>
    </style:style>
    <style:style style:name="P5" style:family="paragraph" style:parent-style-name="Standard">
      <style:text-properties style:font-name="Arial Black" officeooo:paragraph-rsid="000baa0a"/>
    </style:style>
    <style:style style:name="P6" style:family="paragraph" style:parent-style-name="Standard">
      <style:text-properties style:font-name="Algerian" officeooo:paragraph-rsid="000baa0a"/>
    </style:style>
    <style:style style:name="P7" style:family="paragraph" style:parent-style-name="Standard">
      <style:text-properties officeooo:rsid="00009032" officeooo:paragraph-rsid="000baa0a"/>
    </style:style>
    <style:style style:name="P8" style:family="paragraph" style:parent-style-name="Standard">
      <style:text-properties officeooo:rsid="0000c92e" officeooo:paragraph-rsid="000baa0a"/>
    </style:style>
    <style:style style:name="P9" style:family="paragraph" style:parent-style-name="Standard">
      <style:text-properties style:text-underline-style="solid" style:text-underline-width="auto" style:text-underline-color="font-color" officeooo:rsid="0000c92e" officeooo:paragraph-rsid="000baa0a"/>
    </style:style>
    <style:style style:name="P10" style:family="paragraph" style:parent-style-name="Standard">
      <style:text-properties style:text-underline-style="solid" style:text-underline-width="auto" style:text-underline-color="font-color" officeooo:rsid="000baa0a" officeooo:paragraph-rsid="000baa0a"/>
    </style:style>
    <style:style style:name="P11" style:family="paragraph" style:parent-style-name="Standard">
      <style:text-properties officeooo:paragraph-rsid="000baa0a"/>
    </style:style>
    <style:style style:name="P12" style:family="paragraph" style:parent-style-name="Standard">
      <style:text-properties officeooo:rsid="000baa0a" officeooo:paragraph-rsid="000baa0a"/>
    </style:style>
    <style:style style:name="P13" style:family="paragraph" style:parent-style-name="Standard">
      <style:text-properties officeooo:rsid="000cdece" officeooo:paragraph-rsid="000cdece"/>
    </style:style>
    <style:style style:name="T1" style:family="text">
      <style:text-properties fo:color="#000000" loext:opacity="100%" fo:font-size="14pt" fo:font-style="normal" fo:font-weight="bold" style:font-size-asian="14pt" style:font-style-asian="normal" style:font-weight-asian="bold"/>
    </style:style>
    <style:style style:name="T2" style:family="text">
      <style:text-properties fo:color="#000000" loext:opacity="100%" fo:font-size="13pt" fo:font-style="italic" fo:font-weight="bold" style:font-size-asian="13pt" style:font-style-asian="italic" style:font-weight-asian="bold"/>
    </style:style>
    <style:style style:name="T3" style:family="text">
      <style:text-properties officeooo:rsid="0000c92e"/>
    </style:style>
    <style:style style:name="T4" style:family="text">
      <style:text-properties officeooo:rsid="000baa0a"/>
    </style:style>
    <style:style style:name="T5" style:family="text">
      <style:text-properties officeooo:rsid="000cde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text:span text:style-name="T1">Complejidad Temporal, Estructuras de Datos y Algoritmos</text:span></text:p>
      <text:p text:style-name="P6"><text:span text:style-name="T2"><text:tab/>Enunciado Trabajo Final</text:span></text:p>
      <text:p text:style-name="P11"/>
      <text:p text:style-name="P7">Nombre y apellido: Daiana Lorena Cabrera Saldivar</text:p>
      <text:p text:style-name="P7">Comision: 4</text:p>
      <text:p text:style-name="P7"/>
      <text:p text:style-name="P7">Repositorio: <text:a xlink:type="simple" xlink:href="https://github.com/iodenKisuka/TP_FINALBOT_DaianaLorenaCabreraSaldivar" text:style-name="Internet_20_link" text:visited-style-name="Visited_20_Internet_20_Link">https://github.com/iodenKisuka/TP_FINALBOT_DaianaLorenaCabreraSaldivar</text:a></text:p>
      <text:p text:style-name="P7"/>
      <text:p text:style-name="P7"/>
      <text:p text:style-name="P7"/>
      <text:p text:style-name="P11"><text:span text:style-name="T3">Para la mayoría los métodos consultas utilice el código utilizado en el TP1</text:span></text:p>
      <text:p text:style-name="P11"><text:a xlink:type="simple" xlink:href="https://github.com/iodenKisuka/TP1_Complejidad" text:style-name="Internet_20_link" text:visited-style-name="Visited_20_Internet_20_Link">https://github.com/iodenKisuka/TP1_Complejidad</text:a></text:p>
      <text:p text:style-name="P8"><text:s/>como podrá notarse reutilice el método nivel del tp 1</text:p>
      <text:p text:style-name="P8"/>
      <text:p text:style-name="P8"/>
      <text:p text:style-name="P9">Inconvenientes</text:p>
      <text:p text:style-name="P4">Uno de los inconvenientes encontrados en el tp era hacer el método CalcularMovimiento, quería <text:s/>ver lo que me devolvía el código porque tuve un error y al depurar no me mostraba nada tampoco no podía escribir por consola como solía hacer otras veces.</text:p>
      <text:p text:style-name="P4">Al final encontré mi error que era al modificar el orden de mi código, ponerlo dentro de mi segundo if me olvide de cambiar el nombre de variable .</text:p>
      <text:p text:style-name="P3"/>
      <text:p text:style-name="P3"/>
      <text:p text:style-name="P10">Metodos extra</text:p>
      <text:p text:style-name="P3"/>
      <text:p text:style-name="P3"><text:span text:style-name="T4">Decidí</text:span> usar el <text:span text:style-name="T4">método</text:span> nivel de árbol generales pero me di cuenta que me era difícil utilizarla fuera así que la <text:span text:style-name="T4">incluí</text:span> en la clase Estrategia</text:p>
      <text:p text:style-name="P12">Este es distanciaARaiz , luego hice una <text:span text:style-name="T5">opción</text:span> modificada llamada distanciaANodo</text:p>
      <text:p text:style-name="P3"/>
      <text:p text:style-name="P13">Agregue el método ListaPreorden en la clase arbol</text:p>
      <text:p text:style-name="P3"/>
      <text:p text:style-name="P13">Separe la funcionalidad CalcularMovimiento en 3 funciones</text:p>
      <text:p text:style-name="P13">enviar movimiento, opcionmover2aRaiz porque tuve inconvenientes al utilizar la función obtener camino en el caso de que ia y el usuario no compartan un camino.</text:p>
      <text:p text:style-name="P13"/>
      <text:p text:style-name="P13">Decidi usar una lista preorden en lugar de niveles en el método obtener camino al contrario de opcionmover2raiz que es por niveles.</text:p>
      <text:p text:style-name="P13">El obtener camino uso la función distancia_nodo para saber que nodo es más conveniente mover, si la ambos comparten camino me enviá una distancia positiva me dice que debo moverme hacia arriba (cerca de la raiz) si la distancia es -20 me dice que no comparten camino en ese caso busco ir a la raiz(esa función tuve problemas y lo remplace por el movimiento que me enviá opcion2aRaiz) que enviá el movimiento del nodo mas cercano.</text:p>
      <text:p text:style-name="P13">Si es negativo pero no es -20 es que comparten camino y nodoia debe moverse hacia abajo </text:p>
      <text:p text:style-name="P3"/>
      <text:p text:style-name="P1"/>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lgerian" svg:font-family="Algerian" style:font-family-generic="decorative"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6T10:15:25.111000000</meta:creation-date>
    <meta:generator>LibreOffice/7.0.0.3$Windows_X86_64 LibreOffice_project/8061b3e9204bef6b321a21033174034a5e2ea88e</meta:generator>
    <dc:date>2020-12-12T13:48:32.817000000</dc:date>
    <meta:editing-duration>PT1H32M2S</meta:editing-duration>
    <meta:editing-cycles>5</meta:editing-cycles>
    <meta:document-statistic meta:table-count="0" meta:image-count="0" meta:object-count="0" meta:page-count="1" meta:paragraph-count="20" meta:word-count="312" meta:character-count="1955" meta:non-whitespace-character-count="1658"/>
  </office:meta>
</office:document-meta>
</file>